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065ebd"/>
    </style:style>
    <style:style style:name="T1" style:family="text">
      <style:text-properties officeooo:rsid="00065e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tualmente, na maioria das transmissões feitas mundialmente pela Internet, por onde a maior quantidade de sinais vai passar?</text:p>
      <text:p text:style-name="P2"><text:span text:style-name="T1">A) </text:span>Por baixo d’água, em cabos submarinos</text:p>
      <text:p text:style-name="P2"><text:span text:style-name="T1">B) </text:span>Por sinais de satélite, partindo de antenas</text:p>
      <text:p text:style-name="P2"><text:span text:style-name="T1">C) </text:span>Por antenas de comunicação via celular</text:p>
      <text:p text:style-name="P2"><text:span text:style-name="T1">D) </text:span>Por cabos enterrados nos continentes</text:p>
      <text:p text:style-name="P2"/>
      <text:p text:style-name="P2">2. Os dados que vão trafegar pelas redes e chegar aos computadores vão estar codificados em:</text:p>
      <text:p text:style-name="P2"><text:span text:style-name="T1">A) </text:span>letras e símbolos</text:p>
      <text:p text:style-name="P2"><text:span text:style-name="T1">B) </text:span>conjuntos de bits e bytes (0s e 1s)</text:p>
      <text:p text:style-name="P2"><text:span text:style-name="T1">C) </text:span>ondas codificadas sem um padrão definido</text:p>
      <text:p text:style-name="P2"><text:span text:style-name="T1">D) </text:span>arquivos de imagem / textos</text:p>
      <text:p text:style-name="P2"/>
      <text:p text:style-name="P2">3. Quando um sinal está representado em um determinado tipo de onda (codificação) e precisamos transformá-lo em outro tipo, dizemos que estamos realizando uma:</text:p>
      <text:p text:style-name="P2"><text:span text:style-name="T1">A) </text:span>extração</text:p>
      <text:p text:style-name="P2"><text:span text:style-name="T1">B) </text:span>composição</text:p>
      <text:p text:style-name="P2"><text:span text:style-name="T1">C) </text:span>descompressão</text:p>
      <text:p text:style-name="P2"><text:span text:style-name="T1">D) </text:span>modulação</text:p>
      <text:p text:style-name="P1"/>
      <text:p text:style-name="P2">4. Na maioria das vezes que estamos realizando algum tipo de acesso via rede, um lado será o ______ e vai solicitar o uso de um determinado serviço. Quem vai atender à essa solicitação é considerado um _____.</text:p>
      <text:p text:style-name="P2"><text:span text:style-name="T1">A) </text:span>servidor / cliente</text:p>
      <text:p text:style-name="P2"><text:span text:style-name="T1">B) </text:span>cliente / servidor</text:p>
      <text:p text:style-name="P2"><text:span text:style-name="T1">C) </text:span>solicitante / provedor</text:p>
      <text:p text:style-name="P2"><text:span text:style-name="T1">D) </text:span>provedor / servidor</text:p>
      <text:p text:style-name="P2"/>
      <text:p text:style-name="P2">5. Todo e qualquer ponto conectado à Internet recebe um identificador, que se chama “endereço IP”. Na versão IPv4, um endereço possui _____ bits, já a versão IPv6 necessita de _____ bits para identificar um ponto.</text:p>
      <text:p text:style-name="P2"><text:span text:style-name="T1">A) </text:span>32 bits / 64 bits</text:p>
      <text:p text:style-name="P2"><text:span text:style-name="T1">B) </text:span>64 bits / 128 bits</text:p>
      <text:p text:style-name="P2"><text:span text:style-name="T1">C) </text:span>32 bits / 128 bits</text:p>
      <text:p text:style-name="P2"><text:span text:style-name="T1">D) </text:span>16 bits / 64 bits</text:p>
      <text:p text:style-name="P2"/>
      <text:p text:style-name="P2">6. Qual é o serviço (e seu respectivo significado) responsável por resolver os endereços IP dos servidores a partir de um nome? Ele faz com que os usuários não precisem decorar números IP (que inclusive, mudam constantemente).</text:p>
      <text:p text:style-name="P2"><text:span text:style-name="T1">A) </text:span>DNS - Domain Name System</text:p>
      <text:p text:style-name="P2"><text:span text:style-name="T1">B) </text:span>DNS - Domain Name Service</text:p>
      <text:p text:style-name="P2"><text:span text:style-name="T1">C) </text:span>DNS - Domain Name Server</text:p>
      <text:p text:style-name="P2"><text:span text:style-name="T1">C) </text:span>DNS - Data Name Server</text:p>
      <text:p text:style-name="P2"/>
      <text:p text:style-name="P2">7. Uma URL é composta por vários componentes. Na URL https:// www.github.com/gustavoguanabara, por exemplo, são respectivamente o domínio, o protocolo e o caminho os itens apontados na opção:</text:p>
      <text:p text:style-name="P2"><text:span text:style-name="T1">A) </text:span>github.com / https / gustavoguanabara</text:p>
      <text:p text:style-name="P2"><text:span text:style-name="T1">B) </text:span>github.com / www / gustavoguanabara</text:p>
      <text:p text:style-name="P2"><text:span text:style-name="T1">C) </text:span>github / https / gustavoguanabara</text:p>
      <text:p text:style-name="P2"><text:span text:style-name="T1">D) </text:span>www.github.com / www / gustavoguanabara</text:p>
      <text:p text:style-name="P2"><text:soft-page-break/>8. Quando chegar a hora de construir nossos sites, devemos informar aos nossos clientes que geralmente o domínio tem uma taxa de pagamento _____, enquanto as hospedagens são de pagamento _____ de forma geral.</text:p>
      <text:p text:style-name="P2"><text:span text:style-name="T1">A) </text:span>mensal / anual</text:p>
      <text:p text:style-name="P2"><text:span text:style-name="T1">B) </text:span>anual / diário</text:p>
      <text:p text:style-name="P2"><text:span text:style-name="T1">C) </text:span>mensal / diário</text:p>
      <text:p text:style-name="P2"><text:span text:style-name="T1">D) </text:span>anual / mensal</text:p>
      <text:p text:style-name="P2"/>
      <text:p text:style-name="P2">9. Os domínios possuem seus Top Level Domains. Vejamos como exemplo os domínios estudonauta.com.br e cursoemvideo.com. No primeiro caso, temos um _____ e no segundo caso, temos um _____.</text:p>
      <text:p text:style-name="P2"><text:span text:style-name="T1">A) </text:span>GTLD / ccTLD</text:p>
      <text:p text:style-name="P2"><text:span text:style-name="T1">B) </text:span>ccTLD / GTLD</text:p>
      <text:p text:style-name="P2"><text:span text:style-name="T1">C) </text:span>DTLD / CTLD</text:p>
      <text:p text:style-name="P2"><text:span text:style-name="T1">D) </text:span>CTLD / DTLD</text:p>
      <text:p text:style-name="P2"/>
      <text:p text:style-name="P2">10. Todo bom serviço de hospedagem deve fornecer recursos e serviços valiosos para seus clientes. Entre os itens a seguir, qual é o único que NÃO É oferecido por uma empresa de hospedagem?</text:p>
      <text:p text:style-name="P2"><text:span text:style-name="T1">A) </text:span>atendimento de suporte</text:p>
      <text:p text:style-name="P2"><text:span text:style-name="T1">B) </text:span>espaço em disco para armazenamento</text:p>
      <text:p text:style-name="P2"><text:span text:style-name="T1">C) </text:span>manutenção periódica no PC do cliente</text:p>
      <text:p text:style-name="P2"><text:span text:style-name="T1">D) </text:span>backup constante dos arquivos e bancos de d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9:02:18.285000000</meta:creation-date>
    <dc:date>2023-04-27T19:10:55.241000000</dc:date>
    <meta:editing-duration>PT8M37S</meta:editing-duration>
    <meta:editing-cycles>1</meta:editing-cycles>
    <meta:document-statistic meta:table-count="0" meta:image-count="0" meta:object-count="0" meta:page-count="2" meta:paragraph-count="50" meta:word-count="502" meta:character-count="2860" meta:non-whitespace-character-count="2408"/>
    <meta:generator>LibreOffice/7.4.6.2$Windows_X86_64 LibreOffice_project/5b1f5509c2decdade7fda905e3e1429a67acd63d</meta:generator>
  </office:meta>
</office:document-meta>
</file>